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ErrorHandler.fatalError( SAXParse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ErrorHandler.warning( SAXParse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ErrorHandler.error( SAXParse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ErrorHandler.LoggingErrorHandler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ErrorHandler.Logging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ErrorHandler.formatMessage( String level , SAXParseException s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